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20000000012000000125F12CBB3.gif"/>
  <manifest:file-entry manifest:media-type="image/jpeg" manifest:full-path="Pictures/100000000000032000000258E080B12F.jpg"/>
  <manifest:file-entry manifest:media-type="image/png" manifest:full-path="Pictures/1000000000000320000002589EFEFDEA.png"/>
  <manifest:file-entry manifest:media-type="image/png" manifest:full-path="Pictures/1000000000000040000000400142E8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33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list-style-name="L3">
      <style:graphic-properties draw:stroke="none" svg:stroke-color="#000000" draw:fill="none" draw:fill-color="#ffffff" draw:auto-grow-height="true" draw:auto-grow-width="false" fo:max-height="0cm" fo:min-height="11.831cm"/>
    </style:style>
    <style:style style:name="pr1" style:family="presentation" style:parent-style-name="lyt-rededges-title" style:list-style-name="L4">
      <style:graphic-properties draw:fill-color="#ffffff" draw:auto-grow-height="true" fo:min-height="3.507cm"/>
    </style:style>
    <style:style style:name="pr2" style:family="presentation" style:parent-style-name="lyt-rededges-notes">
      <style:graphic-properties draw:fill-color="#ffffff" draw:auto-grow-height="true" fo:min-height="13.365cm"/>
    </style:style>
    <style:style style:name="pr3" style:family="presentation" style:parent-style-name="lyt-rededges-title" style:list-style-name="L4">
      <style:graphic-properties draw:fill-color="#ffffff" draw:auto-grow-height="true" fo:min-height="3.507cm"/>
    </style:style>
    <style:style style:name="pr4" style:family="presentation" style:parent-style-name="lyt-rededges-title">
      <style:graphic-properties fo:min-height="3.507cm"/>
    </style:style>
    <style:style style:name="pr5" style:family="presentation" style:parent-style-name="lyt-rededges-notes">
      <style:graphic-properties draw:fill-color="#ffffff" fo:min-height="13.365cm"/>
    </style:style>
    <style:style style:name="pr6" style:family="presentation" style:parent-style-name="lyt-rededges-title">
      <style:graphic-properties draw:auto-grow-height="true" fo:min-height="3.506cm"/>
    </style:style>
    <style:style style:name="P1" style:family="paragraph">
      <style:paragraph-properties fo:margin-left="0.6cm" fo:margin-right="0cm" fo:text-indent="-1cm"/>
    </style:style>
    <style:style style:name="P2" style:family="paragraph">
      <style:paragraph-properties fo:line-height="200%" fo:text-align="justify"/>
    </style:style>
    <style:style style:name="P3" style:family="paragraph">
      <style:text-properties fo:font-size="36pt" style:font-size-asian="36pt" style:font-size-complex="36pt"/>
    </style:style>
    <style:style style:name="T1" style:family="text">
      <style:text-properties fo:font-size="20pt" fo:font-weight="normal" style:font-size-asian="20pt" style:font-weight-asian="normal" style:font-size-complex="20pt" style:font-weight-complex="normal"/>
    </style:style>
    <style:style style:name="T2" style:family="text">
      <style:text-properties fo:font-weight="bold" style:font-weight-asian="bold" style:font-weight-complex="bold"/>
    </style:style>
    <style:style style:name="T3" style:family="text">
      <style:text-properties fo:font-size="36pt" style:font-size-asian="36pt" style:font-size-complex="36pt"/>
    </style:style>
    <style:style style:name="T4" style:family="text">
      <style:text-properties fo:font-size="36pt" fo:letter-spacing="0.353cm"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image text:level="1" xlink:href="Pictures/1000020000000012000000125F12CBB3.gif" xlink:type="simple" xlink:show="embed" xlink:actuate="onLoad">
        <style:list-level-properties style:vertical-pos="middle" style:vertical-rel="line" fo:width="0.476cm" fo:height="0.476cm"/>
      </text:list-level-style-image>
      <text:list-level-style-image text:level="2" xlink:href="Pictures/1000020000000012000000125F12CBB3.gif" xlink:type="simple" xlink:show="embed" xlink:actuate="onLoad">
        <style:list-level-properties text:space-before="0.6cm" text:min-label-width="0.6cm" style:vertical-pos="middle" style:vertical-rel="line" fo:width="0.476cm" fo:height="0.476cm"/>
      </text:list-level-style-image>
      <text:list-level-style-image text:level="3" xlink:href="Pictures/1000020000000012000000125F12CBB3.gif" xlink:type="simple" xlink:show="embed" xlink:actuate="onLoad">
        <style:list-level-properties text:space-before="1.2cm" text:min-label-width="0.6cm" style:vertical-pos="middle" style:vertical-rel="line" fo:width="0.476cm" fo:height="0.476cm"/>
      </text:list-level-style-image>
      <text:list-level-style-image text:level="4" xlink:href="Pictures/1000020000000012000000125F12CBB3.gif" xlink:type="simple" xlink:show="embed" xlink:actuate="onLoad">
        <style:list-level-properties text:space-before="1.8cm" text:min-label-width="0.6cm" style:vertical-pos="middle" style:vertical-rel="line" fo:width="0.476cm" fo:height="0.476cm"/>
      </text:list-level-style-image>
      <text:list-level-style-image text:level="5" xlink:href="Pictures/1000020000000012000000125F12CBB3.gif" xlink:type="simple" xlink:show="embed" xlink:actuate="onLoad">
        <style:list-level-properties text:space-before="2.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3cm" text:min-label-width="0.6cm" style:vertical-pos="middle" style:vertical-rel="line" fo:width="0.476cm" fo:height="0.476cm"/>
      </text:list-level-style-image>
      <text:list-level-style-image text:level="7" xlink:href="Pictures/1000020000000012000000125F12CBB3.gif" xlink:type="simple" xlink:show="embed" xlink:actuate="onLoad">
        <style:list-level-properties text:space-before="3.6cm" text:min-label-width="0.6cm" style:vertical-pos="middle" style:vertical-rel="line" fo:width="0.476cm" fo:height="0.476cm"/>
      </text:list-level-style-image>
      <text:list-level-style-image text:level="8" xlink:href="Pictures/1000020000000012000000125F12CBB3.gif" xlink:type="simple" xlink:show="embed" xlink:actuate="onLoad">
        <style:list-level-properties text:space-before="4.2cm" text:min-label-width="0.6cm" style:vertical-pos="middle" style:vertical-rel="line" fo:width="0.476cm" fo:height="0.476cm"/>
      </text:list-level-style-image>
      <text:list-level-style-image text:level="9" xlink:href="Pictures/1000020000000012000000125F12CBB3.gif" xlink:type="simple" xlink:show="embed" xlink:actuate="onLoad">
        <style:list-level-properties text:space-before="4.8cm" text:min-label-width="0.6cm" style:vertical-pos="middle" style:vertical-rel="line" fo:width="0.476cm" fo:height="0.476cm"/>
      </text:list-level-style-image>
      <text:list-level-style-image text:level="10" xlink:href="Pictures/1000020000000012000000125F12CBB3.gif" xlink:type="simple" xlink:show="embed" xlink:actuate="onLoad">
        <style:list-level-properties text:space-before="5.4cm" text:min-label-width="0.6cm" style:vertical-pos="middle" style:vertical-rel="line" fo:width="0.476cm" fo:height="0.476cm"/>
      </text:list-level-style-image>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1">
        <office:forms form:automatic-focus="false" form:apply-design-mode="false"/>
        <draw:frame presentation:style-name="pr1" draw:text-style-name="P1" draw:layer="layout" svg:width="17.099cm" svg:height="3.507cm" svg:x="10.1cm" svg:y="0.837cm" presentation:class="title" presentation:user-transformed="true">
          <draw:text-box>
            <text:p text:style-name="P1">Definicions de la paraula 'conèixer'</text:p>
          </draw:text-box>
        </draw:frame>
        <draw:frame draw:style-name="gr1" draw:layer="layout" svg:width="22cm" svg:height="16.836cm" svg:x="5.5cm" svg:y="6cm">
          <draw:text-box>
            <text:p><text:span text:style-name="T1">Segons el diccionari de l'Institut d'Estudis Catalans:</text:span></text:p>
            <text:p/>
            <text:list text:style-name="L2">
              <text:list-item>
                <text:p text:style-name="P2"><text:span text:style-name="T2"><text:s/></text:span><text:span text:style-name="T2">Tenir una idea més o menys completa (d’algú o d’alguna cosa).</text:span></text:p>
                <text:p text:style-name="P2"><text:span text:style-name="T2"/></text:p>
              </text:list-item>
              <text:list-item>
                <text:p text:style-name="P2"><text:span text:style-name="T2"><text:s/></text:span><text:span text:style-name="T2">Tenir una idea més o menys completa de la manera d’ésser (d’algú), de les característiques (d’alguna cosa).</text:span></text:p>
              </text:list-item>
            </text:list>
            <text:p text:style-name="P2"><text:span text:style-name="T2"/></text:p>
            <text:p text:style-name="P2"><text:span text:style-name="T2"><text:s/></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rededges" presentation:presentation-page-layout-name="AL1T1">
        <office:forms form:automatic-focus="false" form:apply-design-mode="false"/>
        <draw:frame presentation:style-name="pr3" draw:text-style-name="P1" draw:layer="layout" svg:width="17.099cm" svg:height="3.507cm" svg:x="10.1cm" svg:y="0.837cm" presentation:class="title" presentation:user-transformed="true">
          <draw:text-box>
            <text:p text:style-name="P1">Definicions de la paraula 'conèixer'</text:p>
          </draw:text-box>
        </draw:frame>
        <draw:frame draw:style-name="gr3" draw:layer="layout" svg:width="22cm" svg:height="14.948cm" svg:x="5.5cm" svg:y="6.5cm">
          <draw:text-box>
            <text:p><text:span text:style-name="T1">Segons el diccionari de l'Enciclopèdia catalana:</text:span></text:p>
            <text:p/>
            <text:list text:style-name="L2">
              <text:list-item>
                <text:p text:style-name="P2"><text:span text:style-name="T2"><text:s/></text:span><text:span text:style-name="T2">Saber, dominar (una matèria determinada, la pràctica d'alguna cosa).</text:span></text:p>
                <text:p text:style-name="P2"><text:span text:style-name="T2"><text:s/></text:span></text:p>
              </text:list-item>
              <text:list-item>
                <text:p text:style-name="P2"><text:span text:style-name="T2"><text:s/></text:span><text:span text:style-name="T2">Formar-se o tenir una idea més o menys completa d'algú o d'alguna cosa. </text:span></text:p>
              </text:list-item>
            </text:list>
            <text:p text:style-name="P2"><text:span text:style-name="T2"/></text:p>
            <text:p text:style-name="P2"><text:span text:style-name="T2"><text:s/></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lyt-rededges" presentation:presentation-page-layout-name="AL1T1">
        <office:forms form:automatic-focus="false" form:apply-design-mode="false"/>
        <draw:frame presentation:style-name="pr4" draw:layer="layout" svg:width="17.099cm" svg:height="3.507cm" svg:x="9.901cm" svg:y="1.642cm" presentation:class="title" presentation:user-transformed="true">
          <draw:text-box>
            <text:p>Coneixement qüotidià</text:p>
          </draw:text-box>
        </draw:frame>
        <draw:frame draw:style-name="gr3" draw:text-style-name="P3" draw:layer="layout" svg:width="20.5cm" svg:height="14.221cm" svg:x="6.5cm" svg:y="6.123cm">
          <draw:text-box>
            <text:list text:style-name="L3">
              <text:list-item>
                <text:p><text:span text:style-name="T3"><text:s text:c="2"/></text:span><text:span text:style-name="T4">S'aplica en el 'dia a</text:span></text:p>
                <text:p><text:span text:style-name="T4"><text:s/></text:span><text:span text:style-name="T4">dia'.</text:span></text:p>
                <text:p><text:span text:style-name="T4"/></text:p>
              </text:list-item>
              <text:list-item>
                <text:p><text:span text:style-name="T4"><text:s/></text:span><text:span text:style-name="T4">Lligat al sentit</text:span></text:p>
                <text:p><text:span text:style-name="T4"><text:s/></text:span><text:span text:style-name="T4">comú.</text:span></text:p>
                <text:p><text:span text:style-name="T4"/></text:p>
              </text:list-item>
              <text:list-item>
                <text:p><text:span text:style-name="T4"><text:s/></text:span><text:span text:style-name="T4">És necessari per</text:span></text:p>
                <text:p><text:span text:style-name="T4"><text:s/></text:span><text:span text:style-name="T4">poder viure. </text:span></text:p>
                <text:p><text:span text:style-name="T4"/></text:p>
                <text:p><text:span text:style-name="T4"/></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1" draw:master-page-name="lyt-rededges" presentation:presentation-page-layout-name="AL2T15">
        <office:forms form:automatic-focus="false" form:apply-design-mode="false"/>
        <draw:frame presentation:style-name="pr6" draw:layer="layout" svg:width="17.099cm" svg:height="3.506cm" svg:x="10.1cm" svg:y="0.837cm" presentation:class="title">
          <draw:text-box>
            <text:p>Coneixements no necessaris</text:p>
          </draw:text-box>
        </draw:frame>
        <draw:frame draw:style-name="gr3" draw:text-style-name="P3" draw:layer="layout" svg:width="23cm" svg:height="14.221cm" svg:x="5cm" svg:y="6cm">
          <draw:text-box>
            <text:list text:style-name="L3">
              <text:list-header>
                <text:p><text:span text:style-name="T3"/></text:p>
              </text:list-header>
              <text:list-item>
                <text:p><text:span text:style-name="T4"><text:s/></text:span><text:span text:style-name="T4">Són aquells que</text:span></text:p>
                <text:p><text:span text:style-name="T4"><text:s/></text:span><text:span text:style-name="T4">s'ocupen de respondre</text:span></text:p>
                <text:p><text:span text:style-name="T4"><text:s/></text:span><text:span text:style-name="T4">questions que no</text:span></text:p>
                <text:p><text:span text:style-name="T4"><text:s/></text:span><text:span text:style-name="T4">són necessàries per</text:span></text:p>
                <text:p><text:span text:style-name="T4"><text:s/></text:span><text:span text:style-name="T4">poder viure.</text:span></text:p>
                <text:p><text:span text:style-name="T4"/></text:p>
                <text:p><text:span text:style-name="T4"><text:s/></text:span></text:p>
                <text:p><text:span text:style-name="T4"/></text:p>
                <text:p><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lyt-rededges" presentation:presentation-page-layout-name="AL2T15">
        <office:forms form:automatic-focus="false" form:apply-design-mode="false"/>
        <draw:frame presentation:style-name="pr6" draw:layer="layout" svg:width="17.099cm" svg:height="6.945cm" svg:x="9.901cm" svg:y="1cm" presentation:class="title" presentation:user-transformed="true">
          <draw:text-box>
            <text:p>Exemples de qüestions no necessàries per poder viure</text:p>
          </draw:text-box>
        </draw:frame>
        <draw:frame draw:style-name="gr4" draw:text-style-name="P3" draw:layer="layout" svg:width="24cm" svg:height="21.331cm" svg:x="5.5cm" svg:y="4.5cm">
          <draw:text-box>
            <text:list text:style-name="L3">
              <text:list-header>
                <text:p><text:span text:style-name="T3"/></text:p>
                <text:p><text:span text:style-name="T4"/></text:p>
                <text:p><text:span text:style-name="T4"/></text:p>
              </text:list-header>
              <text:list-item>
                <text:p><text:span text:style-name="T4"><text:s/></text:span><text:span text:style-name="T4">Quin és l'origen del món?</text:span></text:p>
                <text:p><text:span text:style-name="T4"/></text:p>
              </text:list-item>
              <text:list-item>
                <text:p><text:span text:style-name="T4"><text:s/></text:span><text:span text:style-name="T4">Quin és l'origen de l'ésser humà?</text:span></text:p>
                <text:p><text:span text:style-name="T4"/></text:p>
              </text:list-item>
              <text:list-item>
                <text:p><text:span text:style-name="T4"><text:s/></text:span><text:span text:style-name="T4">Què hi ha més enllà de la mort?</text:span></text:p>
                <text:p><text:span text:style-name="T4"/></text:p>
                <text:p><text:span text:style-name="T4"><text:s/></text:span></text:p>
                <text:p><text:span text:style-name="T4"/></text:p>
                <text:p><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lyt-rededges" presentation:presentation-page-layout-name="AL2T15">
        <office:forms form:automatic-focus="false" form:apply-design-mode="false"/>
        <draw:frame presentation:style-name="pr6" draw:layer="layout" svg:width="17.099cm" svg:height="8.681cm" svg:x="9.901cm" svg:y="0.132cm" presentation:class="title" presentation:user-transformed="true">
          <draw:text-box>
            <text:p>Tipus de coneixements que donen resposta a aquesta mena de qüestions</text:p>
          </draw:text-box>
        </draw:frame>
        <draw:frame draw:style-name="gr3" draw:text-style-name="P3" draw:layer="layout" svg:width="23cm" svg:height="15.643cm" svg:x="5cm" svg:y="6cm">
          <draw:text-box>
            <text:list text:style-name="L3">
              <text:list-header>
                <text:p><text:span text:style-name="T3"/></text:p>
                <text:p><text:span text:style-name="T4"/></text:p>
                <text:p><text:span text:style-name="T4"/></text:p>
              </text:list-header>
              <text:list-item>
                <text:p><text:span text:style-name="T4"><text:s/></text:span><text:span text:style-name="T4">El religiós.</text:span></text:p>
                <text:p><text:span text:style-name="T4"/></text:p>
              </text:list-item>
              <text:list-item>
                <text:p><text:span text:style-name="T4"><text:s/></text:span><text:span text:style-name="T4">El filosòfic.</text:span></text:p>
                <text:p><text:span text:style-name="T4"/></text:p>
              </text:list-item>
              <text:list-item>
                <text:p><text:span text:style-name="T4"><text:s/></text:span><text:span text:style-name="T4">El científic.</text:span></text:p>
                <text:p><text:span text:style-name="T4"><text:s/></text:span></text:p>
                <text:p><text:span text:style-name="T4"/></text:p>
                <text:p><text:span text:style-name="T4"/></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2.18cm" svg:x="5.5cm" svg:y="-8.98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1"><presentation:footer/></text:span></text:p>
        </draw:text-box>
      </draw:frame>
      <draw:frame presentation:style-name="Mpr2" draw:text-style-name="MP5" draw:layer="backgroundobjects" svg:width="6.523cm" svg:height="1.448cm" svg:x="20.876cm" svg:y="18.631cm" presentation:class="page-number">
        <draw:text-box>
          <text:p text:style-name="MP5"><text:span text:style-name="MT1"><text:page-number>&lt;número&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001cm" svg:y="0.001cm" presentation:class="header">
          <draw:text-box>
            <text:p text:style-name="MP3"><text:span text:style-name="MT1"><presentation:header/></text:span></text:p>
          </draw:text-box>
        </draw:frame>
        <draw:frame presentation:style-name="Mpr3" draw:text-style-name="MP5" draw:layer="backgroundobjects" svg:width="9.113cm" svg:height="1.484cm" svg:x="11.885cm" svg:y="0.001cm" presentation:class="date-time">
          <draw:text-box>
            <text:p text:style-name="MP5"><text:span text:style-name="MT1"><presentation:date-time/></text:span></text:p>
          </draw:text-box>
        </draw:frame>
        <draw:frame presentation:style-name="Mpr4" draw:text-style-name="MP3" draw:layer="backgroundobjects" svg:width="9.113cm" svg:height="1.484cm" svg:x="0.001cm" svg:y="28.214cm" presentation:class="footer">
          <draw:text-box>
            <text:p text:style-name="MP3"><text:span text:style-name="MT1"><presentation:footer/></text:span></text:p>
          </draw:text-box>
        </draw:frame>
        <draw:frame presentation:style-name="Mpr4" draw:text-style-name="MP5" draw:layer="backgroundobjects" svg:width="9.113cm" svg:height="1.484cm" svg:x="11.885cm" svg:y="28.214cm" presentation:class="page-number">
          <draw:text-box>
            <text:p text:style-name="MP5"><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2-09-19T11:17:58.60</meta:creation-date>
    <dc:language>en-US</dc:language>
    <meta:editing-cycles>31</meta:editing-cycles>
    <meta:editing-duration>PT56M</meta:editing-duration>
    <dc:date>2012-10-21T21:06:44</dc:date>
    <dc:creator>Óscar </dc:creator>
    <meta:document-statistic meta:object-count="44"/>
    <meta:user-defined meta:name="Info 0"/>
    <meta:user-defined meta:name="Info 1"/>
    <meta:user-defined meta:name="Info 2"/>
    <meta:user-defined meta:name="Info 3"/>
    <meta:template xlink:type="simple" xlink:actuate="onRequest" xlink:title="Introducing a New Product" xlink:href="../../../../../../../C:/Program%20Files/OpenOffice.org%203/Basis/share/template/ca/presnt/prs-novelty.otp"/>
  </office:meta>
</office:document-meta>
</file>